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5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33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 style:list-style-name="L24">
      <style:paragraph-properties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25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Standard" style:list-style-name="L27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Standard" style:list-style-name="L30">
      <style:paragraph-properties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Standard" style:list-style-name="L34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Standard" style:list-style-name="L35">
      <style:paragraph-properties fo:text-align="justify" style:justify-single-word="false"/>
      <style:text-properties fo:font-weight="bold" style:font-weight-asian="bold" style:font-weight-complex="bold"/>
    </style:style>
    <style:style style:name="P40" style:family="paragraph" style:parent-style-name="Standard" style:list-style-name="L36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2" style:family="paragraph" style:parent-style-name="Standard" style:list-style-name="L24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Standard" style:list-style-name="L30">
      <style:paragraph-properties fo:text-align="justify" style:justify-single-word="false"/>
      <style:text-properties fo:font-weight="normal" style:font-weight-asian="normal" style:font-weight-complex="normal"/>
    </style:style>
    <style:style style:name="P44" style:family="paragraph" style:parent-style-name="Standard" style:list-style-name="L31">
      <style:paragraph-properties fo:text-align="justify" style:justify-single-word="false"/>
      <style:text-properties fo:font-weight="normal" style:font-weight-asian="normal" style:font-weight-complex="normal"/>
    </style:style>
    <style:style style:name="P45" style:family="paragraph" style:parent-style-name="Standard" style:list-style-name="L32">
      <style:paragraph-properties fo:text-align="justify" style:justify-single-word="false"/>
      <style:text-properties fo:font-weight="normal" style:font-weight-asian="normal" style:font-weight-complex="normal"/>
    </style:style>
    <style:style style:name="P46" style:family="paragraph" style:parent-style-name="Standard" style:list-style-name="L33">
      <style:paragraph-properties fo:text-align="justify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35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9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0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1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2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3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4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9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60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61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62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63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64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</style:style>
    <style:style style:name="P6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0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2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3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5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6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7" style:family="paragraph" style:parent-style-name="Standard" style:list-style-name="L3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9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0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1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2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3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4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5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6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7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8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9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0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1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2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3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4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5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6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97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9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0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3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5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07" style:family="paragraph" style:parent-style-name="Standard" style:list-style-name="L33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0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9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10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11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6">Nombre del proceso</text:p>
          </table:table-cell>
          <table:table-cell table:style-name="funcionesBZone.A1" office:value-type="string">
            <text:p text:style-name="P16">Funciones</text:p>
          </table:table-cell>
          <table:table-cell table:style-name="funcionesBZone.C1" office:value-type="string">
            <text:p text:style-name="P16">Señales</text:p>
          </table:table-cell>
        </table:table-row>
        <table:table-row>
          <table:table-cell table:style-name="funcionesBZone.A2" office:value-type="string">
            <text:p text:style-name="P16">pZone</text:p>
          </table:table-cell>
          <table:table-cell table:style-name="funcionesBZone.A2" office:value-type="string">
            <text:p text:style-name="P16">- Reportar a su respecto proceso controlador llamado en el sistema como pCtrl, si un vehiculo ha ingresado o salido de su zona de parqueo.</text:p>
            <text:p text:style-name="P16">- Inicializar la cantidad de plazas totales y libres.</text:p>
            <text:p text:style-name="P16">- Enviar informacion de su estado actual de plazas libres, totales y su identificador de proceso (PID).</text:p>
            <text:p text:style-name="P16">- Asociar un proceso controlador al cual se le va a reportar su información.</text:p>
          </table:table-cell>
          <table:table-cell table:style-name="funcionesBZone.C2" office:value-type="string">
            <text:p text:style-name="P16">- Cada proceso de zona tiene asociado 5 sensores para determinar si un vehículo está ingresando o saliendo de su zona. Los sensores son: sIR1_Zone, sIR2_Zone, sIR3_Zone, sIR4_Zone y sLoopInductive_Zone.</text:p>
            <text:p text:style-name="P16"/>
            <text:p text:style-name="P16"><text:s/></text:p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413052268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908462838" text:style-name="L2">
        <text:list-item>
          <text:p text:style-name="P49">Señales provenientes del ambiente al proceso pZone</text:p>
        </text:list-item>
      </text:list>
      <text:p text:style-name="P2"/>
      <text:list xml:id="list1508669456" text:style-name="L3">
        <text:list-item>
          <text:p text:style-name="P87"><text:span text:style-name="T5">sIR1_Zone:</text:span> Representa la interrupción de un sensor infrarrojo para el ingreso de un vehiculo.</text:p>
        </text:list-item>
        <text:list-item>
          <text:p text:style-name="P87"><text:span text:style-name="T5">sIR2_Zone:</text:span> Representa la interrupción de un sensor infrarrojo para el ingreso de un vehículo.</text:p>
        </text:list-item>
        <text:list-item>
          <text:p text:style-name="P87"><text:span text:style-name="T5">sIR3_Zone:</text:span> Representa la interrupción de un sensor infrarrojo para la salida de un vehículo.</text:p>
        </text:list-item>
        <text:list-item>
          <text:p text:style-name="P87"><text:span text:style-name="T5">sIR4_Zone:</text:span> Representa la interrupción de un sensor infrarrojo para salida de un vehículo.</text:p>
        </text:list-item>
        <text:list-item>
          <text:p text:style-name="P87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846296783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354942995" text:continue-list="list908462838" text:style-name="L2">
        <text:list-item>
          <text:p text:style-name="P49">Señales provenientes del proceso pCtrl al proceso pZone</text:p>
          <text:p text:style-name="P49"/>
        </text:list-item>
      </text:list>
      <text:list xml:id="list1012021877" text:style-name="L4">
        <text:list-item>
          <text:p text:style-name="P88"><text:span text:style-name="T5">sInitFreeSpot(i_spots):</text:span> Asigna las plazas totales de una zona.</text:p>
        </text:list-item>
      </text:list>
      <text:list xml:id="list819016551" text:style-name="L5">
        <text:list-item>
          <text:p text:style-name="P89"><text:span text:style-name="T5">sInitTotalSpots(i_spots):</text:span> Asigna las plazas libres de una zona.</text:p>
        </text:list-item>
      </text:list>
      <text:list xml:id="list267495037" text:style-name="L6">
        <text:list-item>
          <text:p text:style-name="P90"><text:span text:style-name="T5">sReqInfo: </text:span><text:span text:style-name="T6">Solicita información a una zona.</text:span></text:p>
        </text:list-item>
      </text:list>
      <text:list xml:id="list1428799899" text:style-name="L7">
        <text:list-item>
          <text:p text:style-name="P91"><text:span text:style-name="T5">sInitPidCtrl(PID):</text:span> Establece a una zona su controlador correspondiente.</text:p>
        </text:list-item>
      </text:list>
      <text:p text:style-name="P9"/>
      <text:list xml:id="list1639784261" text:continue-list="list354942995" text:style-name="L2">
        <text:list-item>
          <text:p text:style-name="P97">Señales provenientes del proceso pZone al proceso pCtrl</text:p>
          <text:p text:style-name="P99"/>
        </text:list-item>
      </text:list>
      <text:list xml:id="list781589381" text:continue-list="list1428799899" text:style-name="L7">
        <text:list-item>
          <text:p text:style-name="P91"><text:span text:style-name="T5">sEntered_Car(infoZone) :</text:span> Reporta que un vehículo ha ingresado en una zona, enviando la información que ésta tiene de tipo de dato InfoZone.</text:p>
        </text:list-item>
      </text:list>
      <text:list xml:id="list1893317964" text:style-name="L8">
        <text:list-item>
          <text:p text:style-name="P92"><text:span text:style-name="T5">sOut_Car(InfoZone)</text:span>:Reporta que un vehículo ha salido de una zona, enviando la información que ésta tiene de tipo de dato InfoZone.</text:p>
        </text:list-item>
      </text:list>
      <text:list xml:id="list1053332079" text:style-name="L9">
        <text:list-item>
          <text:p text:style-name="P93"><text:span text:style-name="T5">sOkInit(InfoZone): </text:span><text:span text:style-name="T6">Reporta que la inicialización de plazas libres o plazas totales fue exitosa.</text:span></text:p>
        </text:list-item>
      </text:list>
      <text:list xml:id="list1626438125" text:style-name="L10">
        <text:list-item>
          <text:p text:style-name="P94"><text:span text:style-name="T5">sInfoZone(InfoZone): </text:span><text:span text:style-name="T6">Reporta la información de la zona a tarves de un tipo de dato InfoZone.</text:span></text:p>
        </text:list-item>
      </text:list>
      <text:list xml:id="list1337679510" text:style-name="L11">
        <text:list-item>
          <text:p text:style-name="P96"><text:span text:style-name="T2">sOkInitPid:</text:span><text:span text:style-name="T1"> Reporta que la inicialización del PID de pCtrl en la zona fue éxitoso.</text:span></text:p>
          <text:p text:style-name="P95"/>
          <text:p text:style-name="P103"><text:span text:style-name="T1">Canal </text:span><text:span text:style-name="T2">cZone_Manager:</text:span></text:p>
        </text:list-item>
      </text:list>
      <text:p text:style-name="P2"/>
      <text:list xml:id="list1096866920" text:style-name="L12">
        <text:list-item>
          <text:p text:style-name="P22"><text:soft-page-break/>Proveniente del proceso pZoneManager al proceso pZone</text:p>
        </text:list-item>
      </text:list>
      <text:p text:style-name="P1"/>
      <text:list xml:id="list1803434494" text:style-name="L13">
        <text:list-item>
          <text:p text:style-name="P54"><text:span text:style-name="T5">sInitFreeSpot(i_spots):</text:span> Asigna las plazas totales de una zona.</text:p>
        </text:list-item>
        <text:list-item>
          <text:p text:style-name="P54"><text:span text:style-name="T5">sInitTotalSpots(i_spots):</text:span> Asigna las plazas libres de una zona.</text:p>
        </text:list-item>
        <text:list-item>
          <text:p text:style-name="P54"><text:span text:style-name="T5">sReqInfo: </text:span><text:span text:style-name="T6">Solicita información a una zona.</text:span></text:p>
        </text:list-item>
        <text:list-item>
          <text:p text:style-name="P50">sInitPidCtrl: <text:span text:style-name="T6">Establece a una zona su controlador correspondiente.</text:span></text:p>
        </text:list-item>
      </text:list>
      <text:p text:style-name="P5"/>
      <text:list xml:id="list1901722328" text:continue-list="list1096866920" text:style-name="L12">
        <text:list-item>
          <text:p text:style-name="P100">Proveniente del proceso pZone al proceso pZoneManager</text:p>
        </text:list-item>
      </text:list>
      <text:p text:style-name="P8"/>
      <text:list xml:id="list2153287624" text:style-name="L14">
        <text:list-item>
          <text:p text:style-name="P55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55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51">sOkInitPid: <text:span text:style-name="T6">Reporta que la inicialización del PID de pCtrl en la zona fue éxitoso.</text:span></text:p>
        </text:list-item>
      </text:list>
      <text:p text:style-name="P14"/>
      <text:p text:style-name="P1">Canal <text:span text:style-name="T5">cMain_Zone</text:span></text:p>
      <text:p text:style-name="P2"/>
      <text:list xml:id="list810400317" text:continue-list="list1901722328" text:style-name="L12">
        <text:list-item>
          <text:p text:style-name="P22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1767128667" text:continue-list="list846296783" text:style-name="L3">
        <text:list-item>
          <text:p text:style-name="P56"><text:span text:style-name="T5">sIR1_ZoneTest:</text:span> Representa la interrupción de un sensor infrarrojo para el ingreso de un vehiculo.</text:p>
        </text:list-item>
        <text:list-item>
          <text:p text:style-name="P56"><text:span text:style-name="T5">sIR2_ZoneTest:</text:span> Representa la interrupción de un sensor infrarrojo para el ingreso de un vehículo.</text:p>
        </text:list-item>
        <text:list-item>
          <text:p text:style-name="P56"><text:span text:style-name="T5">sIR3_ZoneTest:</text:span> Representa la interrupción de un sensor infrarrojo para la salida de un vehículo.</text:p>
        </text:list-item>
        <text:list-item>
          <text:p text:style-name="P56"><text:span text:style-name="T5">sIR4_ZoneTest:</text:span> Representa la interrupción de un sensor infrarrojo para salida de un vehículo.</text:p>
        </text:list-item>
        <text:list-item>
          <text:p text:style-name="P58"><text:span text:style-name="T5">sLoopInductive_ZoneTest:</text:span> Representa la interrupción de un bucle inductivo, indicando si esta ingresando o saliendo un vehículo. </text:p>
        </text:list-item>
      </text:list>
      <text:p text:style-name="P6"/>
      <text:p text:style-name="P10">Proceso <text:span text:style-name="T5">pZoneManager</text:span></text:p>
      <text:p text:style-name="P8"/>
      <text:p text:style-name="P10">canal<text:span text:style-name="T5"> cCtrl_ZoneManager</text:span></text:p>
      <text:p text:style-name="P8"/>
      <text:list xml:id="list1904697379" text:style-name="L15">
        <text:list-item>
          <text:p text:style-name="P23">Proveniente del proceso pCtrl al proceso pZoneManager</text:p>
        </text:list-item>
      </text:list>
      <text:p text:style-name="P2"/>
      <text:list xml:id="list1166152339" text:continue-numbering="true" text:style-name="L15">
        <text:list-item>
          <text:p text:style-name="P59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9"><text:span text:style-name="T5">sConfirmZoneManager_i(PID): </text:span>Establece una union entre el proceso pCtrl y el proceso pZoneManager, se comparte cuando el sistema empieza por primera vez.</text:p>
          <text:p text:style-name="P59"/>
        </text:list-item>
        <text:list-item>
          <text:p text:style-name="P23">Proveniente del proceso pZoneManager al proceso pCtrl</text:p>
        </text:list-item>
      </text:list>
      <text:p text:style-name="P2"><text:soft-page-break/></text:p>
      <text:list xml:id="list910678078" text:continue-numbering="true" text:style-name="L15">
        <text:list-item>
          <text:p text:style-name="P52">sOkCreation(InfoZone): <text:span text:style-name="T6">Confirma que se creó y se conecto exitosamente una zona al proceso pCtrl.</text:span> </text:p>
        </text:list-item>
        <text:list-item>
          <text:p text:style-name="P52">sExcQuantityZones: <text:span text:style-name="T6">Notifica al proceso pCtrl que tiene el maximo de zonas permitidos.</text:span></text:p>
        </text:list-item>
        <text:list-item>
          <text:p text:style-name="P52">sIamZoneManager(PID): <text:span text:style-name="T6">Notifica que el PID de su controlador de zona, pCtrl, se asigno exitosamente.</text:span></text:p>
        </text:list-item>
      </text:list>
      <text:p text:style-name="P10"/>
      <text:p text:style-name="P8"><text:span text:style-name="T6">Canal </text:span>cCreator_ZoneManager</text:p>
      <text:p text:style-name="P10"/>
      <text:list xml:id="list1511938416" text:style-name="L16">
        <text:list-item>
          <text:p text:style-name="P109">Proveniente del proceso pCreatorZoneManager al proceso pZoneManager</text:p>
        </text:list-item>
      </text:list>
      <text:p text:style-name="P15"/>
      <text:list xml:id="list471409668" text:continue-numbering="true" text:style-name="L16">
        <text:list-item>
          <text:p text:style-name="P53">sConfirmZoneManager(PID): <text:span text:style-name="T6">Asocia el PID del controlador de zonas correspondiente, al nuevo proceso pZoneManager.</text:span></text:p>
        </text:list-item>
      </text:list>
      <text:p text:style-name="P5"><text:span text:style-name="T6"/></text:p>
      <text:p text:style-name="P10"/>
      <text:p text:style-name="P8"><text:span text:style-name="T6">Proceso </text:span>pCreatorZoneManager</text:p>
      <text:p text:style-name="P5"/>
      <text:p text:style-name="P10">Canal <text:span text:style-name="T5">cCtrl_CreatorZoneManager</text:span></text:p>
      <text:p text:style-name="P8"/>
      <text:list xml:id="list1628976679" text:style-name="L17">
        <text:list-item>
          <text:p text:style-name="P24">Proveniente del proceso pCtrl al proceso pCreatorZoneManager</text:p>
        </text:list-item>
      </text:list>
      <text:p text:style-name="P2"/>
      <text:list xml:id="list1258489089" text:continue-numbering="true" text:style-name="L17">
        <text:list-item>
          <text:p text:style-name="P60"><text:span text:style-name="T5">sCreateZoneManager(PID): </text:span>Solicita crear un proceso pZoneManager y asociarle a éste su controlador de zonas respectivo.</text:p>
        </text:list-item>
      </text:list>
      <text:p text:style-name="P5"/>
      <text:list xml:id="list1268443881" text:continue-numbering="true" text:style-name="L17">
        <text:list-item>
          <text:p text:style-name="P24">Proveniente del proceso pCreatorZoneManager al proceso pCtrl</text:p>
        </text:list-item>
      </text:list>
      <text:p text:style-name="P2"/>
      <text:list xml:id="list323516775" text:continue-numbering="true" text:style-name="L17">
        <text:list-item>
          <text:p text:style-name="P60"><text:span text:style-name="T5">sOkCreateZoneManager(PID): </text:span>Notifica que se ha creado y asociado exitosamente un proceso pZoneManager al proceso pCtrl.</text:p>
        </text:list-item>
        <text:list-item>
          <text:p text:style-name="P60"><text:span text:style-name="T5">sExcZoneManager: </text:span>Notifica al proceso pCtrl que ya tiene el máximo número de pZoneManager.</text:p>
        </text:list-item>
      </text:list>
      <text:p text:style-name="P6"/>
      <text:p text:style-name="P7"/>
      <text:p text:style-name="P10">Proceso <text:span text:style-name="T5">pCtrlManager</text:span></text:p>
      <text:p text:style-name="P8"/>
      <text:p text:style-name="P3">Canal <text:span text:style-name="T5">cMain_CtrlManager</text:span></text:p>
      <text:p text:style-name="P2"/>
      <text:list xml:id="list300264987" text:style-name="L18">
        <text:list-item>
          <text:p text:style-name="P25">Proveniente del proceso pMainSystemManager al proceso pCtrlManager</text:p>
        </text:list-item>
      </text:list>
      <text:p text:style-name="P2"/>
      <text:list xml:id="list1105894799" text:continue-numbering="true" text:style-name="L18">
        <text:list-item>
          <text:p text:style-name="P61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8"/>
      <text:list xml:id="list426212320" text:continue-numbering="true" text:style-name="L18">
        <text:list-item>
          <text:p text:style-name="P25">Proveniente del proceso pCtrlManager al proceso pMainSystemManager</text:p>
        </text:list-item>
      </text:list>
      <text:p text:style-name="P2"/>
      <text:list xml:id="list2134399893" text:continue-numbering="true" text:style-name="L18">
        <text:list-item>
          <text:p text:style-name="P61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61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0"/>
      <text:p text:style-name="P11"><text:span text:style-name="T3">Canal </text:span><text:span text:style-name="T2">cCtrl_CtrlManager</text:span></text:p>
      <text:p text:style-name="P8"/>
      <text:list xml:id="list1307649678" text:style-name="L19">
        <text:list-item>
          <text:p text:style-name="P26">Proveniente del proceso pCtrlManager al proceso pCtrl</text:p>
        </text:list-item>
      </text:list>
      <text:p text:style-name="P2"/>
      <text:list xml:id="list1886262506" text:continue-numbering="true" text:style-name="L19">
        <text:list-item>
          <text:p text:style-name="P62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6"/>
      <text:list xml:id="list991084692" text:continue-numbering="true" text:style-name="L19">
        <text:list-item>
          <text:p text:style-name="P26">Proveniente del proceso pCtrl al proceso pCtrlManager</text:p>
        </text:list-item>
      </text:list>
      <text:p text:style-name="P2"/>
      <text:list xml:id="list2025280475" text:continue-numbering="true" text:style-name="L19">
        <text:list-item>
          <text:p text:style-name="P66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105"><text:span text:style-name="T3">Proceso </text:span><text:span text:style-name="T1">pCtrl</text:span></text:p>
        </text:list-item>
      </text:list>
      <text:p text:style-name="P10"/>
      <text:p text:style-name="P12"><text:span text:style-name="T3">Canal </text:span><text:span text:style-name="T1">cMain_CtrlZone</text:span></text:p>
      <text:p text:style-name="P8"/>
      <text:list xml:id="list654994701" text:style-name="L20">
        <text:list-item>
          <text:p text:style-name="P27">Proveniente del proceso pMainSystemManager al proceso pCtrl</text:p>
        </text:list-item>
      </text:list>
      <text:p text:style-name="P2"/>
      <text:list xml:id="list1747228995" text:continue-numbering="true" text:style-name="L20">
        <text:list-item>
          <text:p text:style-name="P67"><text:span text:style-name="T1">sCreateZone_(i_spots,i_spots): </text:span><text:span text:style-name="T3">Solicita crear una zona en el proceso pCtrl. </text:span></text:p>
        </text:list-item>
        <text:list-item>
          <text:p text:style-name="P67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67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67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67"><text:span text:style-name="T1">sInitialConnection: </text:span><text:span text:style-name="T3">Solicita al proceso pCtrl enlazar sus respectivos procesos: pZone, pZoneManager.</text:span></text:p>
        </text:list-item>
      </text:list>
      <text:p text:style-name="P5"/>
      <text:p text:style-name="P5"/>
      <text:list xml:id="list1672571485" text:continue-numbering="true" text:style-name="L20">
        <text:list-item>
          <text:p text:style-name="P27">Proveniente del proceso pCtrl al proceso pMainSystemManager</text:p>
          <text:p text:style-name="P27"/>
        </text:list-item>
        <text:list-item>
          <text:p text:style-name="P67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67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67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67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67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67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111"/>
        </text:list-item>
      </text:list>
      <text:p text:style-name="P6"/>
      <text:p text:style-name="P12"><text:span text:style-name="T3">Proceso </text:span><text:span text:style-name="T1">pMainSystemManager</text:span></text:p>
      <text:p text:style-name="P8"/>
      <text:p text:style-name="P13"><text:span text:style-name="T1">Canal </text:span><text:span text:style-name="T2">cEnv_Main</text:span></text:p>
      <text:p text:style-name="P8"/>
      <text:list xml:id="list1956317449" text:style-name="L21">
        <text:list-item>
          <text:p text:style-name="P110">Proveniente del ambiente al proceso pMainSystemManager</text:p>
        </text:list-item>
      </text:list>
      <text:p text:style-name="P15"/>
      <text:list xml:id="list473311313" text:continue-numbering="true" text:style-name="L21">
        <text:list-item>
          <text:p text:style-name="P79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79"><text:span text:style-name="T2">sReqInfoCtrlZone: </text:span><text:span text:style-name="T1">Solicita al sistema por la información de sus controladores de zona.</text:span></text:p>
        </text:list-item>
        <text:list-item>
          <text:p text:style-name="P79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79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79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0"/>
      <text:list xml:id="list991792283" text:continue-numbering="true" text:style-name="L21">
        <text:list-item>
          <text:p text:style-name="P28">Proveniente del proceso pMainSystemManager al ambiente</text:p>
        </text:list-item>
      </text:list>
      <text:p text:style-name="P2"/>
      <text:list xml:id="list1095180255" text:continue-numbering="true" text:style-name="L21">
        <text:list-item>
          <text:p text:style-name="P68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68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68"><text:span text:style-name="T1">sOkCreateCtrl: </text:span><text:span text:style-name="T3">Informa al usuario que se ha creado éxitosamente un controlador de zona.</text:span></text:p>
        </text:list-item>
        <text:list-item>
          <text:p text:style-name="P68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68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68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68"><text:span text:style-name="T1">sInfoSystem(InfoMainSystem): </text:span><text:span text:style-name="T3">Envía la información de todo el sistema.</text:span></text:p>
        </text:list-item>
      </text:list>
      <text:p text:style-name="P8"/>
      <text:p text:style-name="P13"><text:span text:style-name="T1">Canal </text:span><text:span text:style-name="T2">cpTesting_Main</text:span></text:p>
      <text:p text:style-name="P8"/>
      <text:list xml:id="list1156307034" text:style-name="L22">
        <text:list-item>
          <text:p text:style-name="P29">Proveniente del proceso pTesting al proceso pMainSystemManager</text:p>
        </text:list-item>
      </text:list>
      <text:p text:style-name="P2"/>
      <text:list xml:id="list1631915264" text:continue-numbering="true" text:style-name="L22">
        <text:list-item>
          <text:p text:style-name="P80"><text:span text:style-name="T2">sEntryCar: </text:span><text:span text:style-name="T1">Especifíca el proceso pCtrl y pZone en el cual ingresó un vehículo.</text:span></text:p>
        </text:list-item>
        <text:list-item>
          <text:p text:style-name="P80"><text:span text:style-name="T2">sOutCar: </text:span><text:span text:style-name="T1">Especifíca el proceso pCtrl y pZone en el cual salió un vehículo.</text:span></text:p>
        </text:list-item>
      </text:list>
      <text:p text:style-name="P10"/>
      <text:p text:style-name="P10"/>
      <text:p text:style-name="P10"/>
      <text:p text:style-name="P10"/>
      <text:p text:style-name="P13"><text:soft-page-break/><text:span text:style-name="T1">Proceso </text:span><text:span text:style-name="T2">pTesting</text:span></text:p>
      <text:p text:style-name="P8"/>
      <text:p text:style-name="P13"><text:span text:style-name="T1">Canal </text:span><text:span text:style-name="T2">cEnv_pTesting</text:span></text:p>
      <text:p text:style-name="P8"/>
      <text:list xml:id="list1594974330" text:style-name="L23">
        <text:list-item>
          <text:p text:style-name="P30">Proveniente del ambiente al proceso pTesting</text:p>
        </text:list-item>
      </text:list>
      <text:p text:style-name="P2"/>
      <text:list xml:id="list1795886259" text:continue-numbering="true" text:style-name="L23">
        <text:list-item>
          <text:p text:style-name="P81"><text:span text:style-name="T2">sEntryCar: </text:span><text:span text:style-name="T1">Especifíca el proceso pCtrl y pZone en el cual ingresó un vehículo.</text:span></text:p>
        </text:list-item>
        <text:list-item>
          <text:p text:style-name="P81"><text:span text:style-name="T2">sOutCar: </text:span><text:span text:style-name="T1">Especifíca el proceso pCtrl y pZone en el cual salió un vehículo.</text:span></text:p>
        </text:list-item>
      </text:list>
      <text:p text:style-name="P78"><text:span text:style-name="T1"/></text:p>
      <text:p text:style-name="P13"><text:span text:style-name="T1"/></text:p>
      <text:p text:style-name="P13"><text:span text:style-name="T1">Proceso </text:span><text:span text:style-name="T2">pEntryWay</text:span></text:p>
      <text:p text:style-name="P13"><text:span text:style-name="T2"/></text:p>
      <text:p text:style-name="P13"><text:span text:style-name="T1">Canal </text:span><text:span text:style-name="T2">cEnv_EntryWay</text:span></text:p>
      <text:p text:style-name="P13"><text:span text:style-name="T2"/></text:p>
      <text:list xml:id="list1154157474" text:style-name="L24">
        <text:list-item>
          <text:p text:style-name="P42"><text:span text:style-name="T2">Proveniente del ambiente al proceso pEntryWay</text:span></text:p>
        </text:list-item>
      </text:list>
      <text:p text:style-name="P41"><text:span text:style-name="T2"/></text:p>
      <text:list xml:id="list1407920443" text:continue-numbering="true" text:style-name="L24">
        <text:list-item>
          <text:p text:style-name="P82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82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82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8"><text:span text:style-name="T1"/></text:p>
      <text:list xml:id="list1082013070" text:continue-numbering="true" text:style-name="L24">
        <text:list-item>
          <text:p text:style-name="P32"><text:span text:style-name="T1">Proveniente del proceso pEntryWay al ambiente</text:span></text:p>
        </text:list-item>
      </text:list>
      <text:p text:style-name="P31"><text:span text:style-name="T1"/></text:p>
      <text:list xml:id="list387789186" text:continue-numbering="true" text:style-name="L24">
        <text:list-item>
          <text:p text:style-name="P69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9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65"><text:span text:style-name="T3"/></text:p>
      <text:p text:style-name="P12"><text:span text:style-name="T3">Canal </text:span><text:span text:style-name="T1">cEntryWay_Main</text:span></text:p>
      <text:p text:style-name="P12"><text:span text:style-name="T1"/></text:p>
      <text:list xml:id="list1187487604" text:style-name="L25">
        <text:list-item>
          <text:p text:style-name="P33"><text:span text:style-name="T1">Proveniente del proceso pMainSystemManager al proceso pEntryWay</text:span></text:p>
        </text:list-item>
      </text:list>
      <text:p text:style-name="P31"><text:span text:style-name="T1"/></text:p>
      <text:list xml:id="list1119956316" text:continue-numbering="true" text:style-name="L25">
        <text:list-item>
          <text:p text:style-name="P70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70"><text:span text:style-name="T3"/></text:p>
        </text:list-item>
        <text:list-item>
          <text:p text:style-name="P33"><text:span text:style-name="T1">Proveniente del proceso pEntryWay al proceso pMainSystemManager</text:span></text:p>
        </text:list-item>
      </text:list>
      <text:p text:style-name="P31"><text:span text:style-name="T1"/></text:p>
      <text:list xml:id="list1850210581" text:continue-numbering="true" text:style-name="L25">
        <text:list-item>
          <text:p text:style-name="P70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70"><text:span text:style-name="T1">SOutCarSystem: </text:span><text:span text:style-name="T3">Indica al sistema que ha salido un vehículo al sistema de parqueaderos.</text:span></text:p>
        </text:list-item>
      </text:list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>Canal </text:span><text:span text:style-name="T1">cCreatorCRNC</text:span></text:p>
      <text:p text:style-name="P12"><text:span text:style-name="T1"/></text:p>
      <text:list xml:id="list367208104" text:style-name="L26">
        <text:list-item>
          <text:p text:style-name="P34"><text:span text:style-name="T1">Proveniente del proceso pCreatorCardReaderNCamera al proceso pEntryWay</text:span></text:p>
        </text:list-item>
      </text:list>
      <text:p text:style-name="P31"><text:span text:style-name="T1"/></text:p>
      <text:list xml:id="list856519614" text:continue-numbering="true" text:style-name="L26">
        <text:list-item>
          <text:p text:style-name="P71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2"><text:span text:style-name="T3"/></text:p>
      <text:list xml:id="list1773083048" text:continue-numbering="true" text:style-name="L26">
        <text:list-item>
          <text:p text:style-name="P34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31"><text:span text:style-name="T1"/></text:p>
      <text:list xml:id="list1284548329" text:continue-numbering="true" text:style-name="L26">
        <text:list-item>
          <text:p text:style-name="P71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65"><text:span text:style-name="T3"/></text:p>
      <text:p text:style-name="P12"><text:span text:style-name="T3">Canal </text:span><text:span text:style-name="T1">cInternalEntryWay</text:span></text:p>
      <text:p text:style-name="P12"><text:span text:style-name="T1"/></text:p>
      <text:list xml:id="list363417185" text:style-name="L27">
        <text:list-item>
          <text:p text:style-name="P35"><text:span text:style-name="T1">Proveniente del proceso pEntryWay al proceso pCreatorEntryWay</text:span></text:p>
        </text:list-item>
      </text:list>
      <text:p text:style-name="P31"><text:span text:style-name="T1"/></text:p>
      <text:list xml:id="list699101094" text:continue-numbering="true" text:style-name="L27">
        <text:list-item>
          <text:p text:style-name="P72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2"><text:span text:style-name="T3"/></text:p>
      <text:list xml:id="list1350525160" text:continue-numbering="true" text:style-name="L27">
        <text:list-item>
          <text:p text:style-name="P35"><text:span text:style-name="T1">Proveniente del proceso pCreatorEntryWay al proceso pEntryWay</text:span></text:p>
        </text:list-item>
      </text:list>
      <text:p text:style-name="P31"><text:span text:style-name="T1"/></text:p>
      <text:list xml:id="list261014113" text:continue-numbering="true" text:style-name="L27">
        <text:list-item>
          <text:p text:style-name="P72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65"><text:span text:style-name="T3"/></text:p>
      <text:p text:style-name="P12"><text:span text:style-name="T3">Proceso </text:span><text:span text:style-name="T1">pCreatorEntryWay</text:span></text:p>
      <text:p text:style-name="P12"><text:span text:style-name="T1"/></text:p>
      <text:p text:style-name="P13"><text:span text:style-name="T1">Canal </text:span><text:span text:style-name="T2">cCreatorEntryWay_Main</text:span></text:p>
      <text:p text:style-name="P13"><text:span text:style-name="T2"/></text:p>
      <text:list xml:id="list612402998" text:style-name="L30">
        <text:list-item>
          <text:p text:style-name="P43"><text:span text:style-name="T2">Proveniente del proceso pMainSystemManager al proceso pCreatorEntryWay</text:span></text:p>
        </text:list-item>
      </text:list>
      <text:p text:style-name="P41"><text:span text:style-name="T2"/></text:p>
      <text:list xml:id="list1779731921" text:continue-numbering="true" text:style-name="L30">
        <text:list-item>
          <text:p text:style-name="P83"><text:span text:style-name="T2">sCreateEntryWay: </text:span><text:span text:style-name="T1">Solicita crear un proceso pEntryWay.</text:span></text:p>
        </text:list-item>
      </text:list>
      <text:p text:style-name="P13"><text:span text:style-name="T1"/></text:p>
      <text:list xml:id="list1477300295" text:continue-numbering="true" text:style-name="L30">
        <text:list-item>
          <text:p text:style-name="P36"><text:span text:style-name="T1">Proveniente del proceso pCreatorEntryWay al proceso pMainSystemManager</text:span></text:p>
        </text:list-item>
      </text:list>
      <text:p text:style-name="P31"><text:span text:style-name="T1"/></text:p>
      <text:list xml:id="list646333592" text:continue-numbering="true" text:style-name="L30">
        <text:list-item>
          <text:p text:style-name="P73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73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oft-page-break/><text:span text:style-name="T3"/></text:p>
      <text:p text:style-name="P12"><text:span text:style-name="T3">Proceso </text:span><text:span text:style-name="T1">pDataBase</text:span></text:p>
      <text:p text:style-name="P12"><text:span text:style-name="T1"/></text:p>
      <text:p text:style-name="P13"><text:span text:style-name="T1">Canal </text:span><text:span text:style-name="T2">cEntryWay_DB</text:span></text:p>
      <text:p text:style-name="P13"><text:span text:style-name="T2"/></text:p>
      <text:list xml:id="list937133356" text:style-name="L31">
        <text:list-item>
          <text:p text:style-name="P44"><text:span text:style-name="T2">Proveniente del proceso pEntryWay al proceso pDataBase</text:span></text:p>
        </text:list-item>
      </text:list>
      <text:p text:style-name="P41"><text:span text:style-name="T2"/></text:p>
      <text:list xml:id="list2061045790" text:continue-numbering="true" text:style-name="L31">
        <text:list-item>
          <text:p text:style-name="P63"><text:span text:style-name="T2">sConfirmEntranceUser: </text:span><text:span text:style-name="T3">Solicita que se verifique si el usuario que desea ingresar al sistema de parqueos esta registrado en el sistema.</text:span></text:p>
        </text:list-item>
        <text:list-item>
          <text:p text:style-name="P63"><text:span text:style-name="T2">sConfirmOutUser: </text:span><text:span text:style-name="T3">Solicita que se verifique si el usuario que desea salir del sistema de parqueos esta registrado en el sistema.</text:span></text:p>
        </text:list-item>
      </text:list>
      <text:p text:style-name="P11"><text:span text:style-name="T3"/></text:p>
      <text:list xml:id="list393508539" text:continue-numbering="true" text:style-name="L31">
        <text:list-item>
          <text:p text:style-name="P37"><text:span text:style-name="T1">Proveniente del proceso pDataBase al proceso pEntryWay</text:span></text:p>
        </text:list-item>
      </text:list>
      <text:p text:style-name="P31"><text:span text:style-name="T1"/></text:p>
      <text:list xml:id="list1030343005" text:continue-numbering="true" text:style-name="L31">
        <text:list-item>
          <text:p text:style-name="P74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74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65"><text:span text:style-name="T3"/></text:p>
      <text:p text:style-name="P12"><text:span text:style-name="T3">Proceso </text:span><text:span text:style-name="T1">pCamera</text:span></text:p>
      <text:p text:style-name="P12"><text:span text:style-name="T1"/></text:p>
      <text:p text:style-name="P13"><text:span text:style-name="T1">Canal </text:span><text:span text:style-name="T2">cCreator_Camera</text:span></text:p>
      <text:p text:style-name="P13"><text:span text:style-name="T2"/></text:p>
      <text:list xml:id="list1740849469" text:style-name="L32">
        <text:list-item>
          <text:p text:style-name="P45"><text:span text:style-name="T2">Proveniente del proceso pCamera al proceso pCreatorCardReaderNCamera</text:span></text:p>
        </text:list-item>
      </text:list>
      <text:p text:style-name="P41"><text:span text:style-name="T2"/></text:p>
      <text:list xml:id="list2005759128" text:continue-numbering="true" text:style-name="L32">
        <text:list-item>
          <text:p text:style-name="P84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8"><text:span text:style-name="T1"/></text:p>
      <text:p text:style-name="P13"><text:span text:style-name="T1">Canal </text:span><text:span text:style-name="T2">cEntryWay_Cam</text:span></text:p>
      <text:p text:style-name="P13"><text:span text:style-name="T2"/></text:p>
      <text:list xml:id="list1006116169" text:style-name="L33">
        <text:list-item>
          <text:p text:style-name="P46"><text:span text:style-name="T2">Proveniente del proceso pEntryWay al proceso pCamera</text:span></text:p>
          <text:p text:style-name="P46"><text:span text:style-name="T2"/></text:p>
        </text:list-item>
        <text:list-item>
          <text:p text:style-name="P85"><text:span text:style-name="T2">sRequestPlate: </text:span><text:span text:style-name="T1">Solicita la placa del vehículo que esta por ingresar o salir del sistema de parqueaderos.</text:span></text:p>
          <text:p text:style-name="P107"><text:span text:style-name="T2"/></text:p>
        </text:list-item>
        <text:list-item>
          <text:p text:style-name="P20"><text:span text:style-name="T2">Proveniente del proceso pCamera al proceso pEntryWay</text:span></text:p>
        </text:list-item>
      </text:list>
      <text:p text:style-name="P4"><text:span text:style-name="T2"/></text:p>
      <text:list xml:id="list90084491" text:continue-numbering="true" text:style-name="L33">
        <text:list-item>
          <text:p text:style-name="P64"><text:span text:style-name="T2">sPlate(charstring): </text:span><text:span text:style-name="T3">Retorna la placa del vehículo que esta por entrar o salir del sistema de parqueaderos como una cadena de caracteres.</text:span></text:p>
          <text:p text:style-name="P20"><text:span text:style-name="T2"><text:s/></text:span></text:p>
        </text:list-item>
      </text:list>
      <text:p text:style-name="P41"><text:span text:style-name="T1">Canal </text:span><text:span text:style-name="T2">cEnv_Camera</text:span></text:p>
      <text:p text:style-name="P41"><text:span text:style-name="T2"/></text:p>
      <text:list xml:id="list985770037" text:style-name="L34">
        <text:list-item>
          <text:p text:style-name="P38"><text:span text:style-name="T1">Proveniente del ambiente al proceso pCamera</text:span></text:p>
        </text:list-item>
      </text:list>
      <text:p text:style-name="P31"><text:span text:style-name="T1"/></text:p>
      <text:list xml:id="list1979224790" text:continue-numbering="true" text:style-name="L34">
        <text:list-item>
          <text:p text:style-name="P75"><text:span text:style-name="T1">sLoopInductive_Entrance: </text:span><text:span text:style-name="T3">Indica que un vehículo esta por ingresar al sistema de </text:span><text:soft-page-break/><text:span text:style-name="T3">parqueaderos,entonces el proceso pCamera debe de capturar la placa del carro y generar su respectivo valor en una cadena de caracteres.</text:span></text:p>
        </text:list-item>
        <text:list-item>
          <text:p text:style-name="P75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</text:list>
      <text:p text:style-name="P65"><text:span text:style-name="T3"/></text:p>
      <text:p text:style-name="P12"><text:span text:style-name="T3">Proceso </text:span><text:span text:style-name="T1">pCardReader</text:span></text:p>
      <text:p text:style-name="P12"><text:span text:style-name="T1"/></text:p>
      <text:p text:style-name="P13"><text:span text:style-name="T1">Canal </text:span><text:span text:style-name="T2">cEntryWay_CR</text:span></text:p>
      <text:p text:style-name="P13"><text:span text:style-name="T2"/></text:p>
      <text:list xml:id="list138553878" text:style-name="L35">
        <text:list-item>
          <text:p text:style-name="P47"><text:span text:style-name="T2">Proveniente del proceso pEntryWay al proceso pCardReader</text:span></text:p>
        </text:list-item>
      </text:list>
      <text:p text:style-name="P41"><text:span text:style-name="T2"/></text:p>
      <text:list xml:id="list1841353048" text:continue-numbering="true" text:style-name="L35">
        <text:list-item>
          <text:p text:style-name="P86"><text:span text:style-name="T2">sEnableCardReader: </text:span><text:span text:style-name="T1">Habilita el proceso pCardReader para el ID contenido en el carné del usuario.</text:span></text:p>
        </text:list-item>
      </text:list>
      <text:p text:style-name="P78"><text:span text:style-name="T1"/></text:p>
      <text:list xml:id="list1516088935" text:continue-numbering="true" text:style-name="L35">
        <text:list-item>
          <text:p text:style-name="P39"><text:span text:style-name="T1">Proveniente del proceso pCardReader al proceso pEntryWay</text:span></text:p>
        </text:list-item>
      </text:list>
      <text:p text:style-name="P31"><text:span text:style-name="T1"/></text:p>
      <text:list xml:id="list1702881011" text:continue-numbering="true" text:style-name="L35">
        <text:list-item>
          <text:p text:style-name="P76"><text:span text:style-name="T1">sDataUser: </text:span><text:span text:style-name="T3">Retorna el valor del ID del usuario que está por ingresar o salir de la zona de parqueaderos.</text:span></text:p>
        </text:list-item>
      </text:list>
      <text:p text:style-name="P65"><text:span text:style-name="T3"/></text:p>
      <text:p text:style-name="P12"><text:span text:style-name="T3">Canal </text:span><text:span text:style-name="T1">pCreator_CardReader</text:span></text:p>
      <text:p text:style-name="P12"><text:span text:style-name="T1"/></text:p>
      <text:list xml:id="list399942010" text:style-name="L36">
        <text:list-item>
          <text:p text:style-name="P40"><text:span text:style-name="T1">Proveniente del proceso pCardReader al proceso pCreatorCardReaderNCamera</text:span></text:p>
        </text:list-item>
      </text:list>
      <text:p text:style-name="P31"><text:span text:style-name="T1"/></text:p>
      <text:list xml:id="list1398895489" text:continue-numbering="true" text:style-name="L36">
        <text:list-item>
          <text:p text:style-name="P77"><text:span text:style-name="T1">sIamCardReader(pidC): </text:span><text:span text:style-name="T3">El proceso pCardReader notifica su existencia enviando dicha 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7T22:06:20</dc:date>
    <dc:creator>Ubuntu </dc:creator>
    <meta:editing-duration>P4DT15H9M43S</meta:editing-duration>
    <meta:editing-cycles>38</meta:editing-cycles>
    <meta:generator>LibreOffice/3.5$Linux_x86 LibreOffice_project/350m1$Build-2</meta:generator>
    <meta:document-statistic meta:table-count="1" meta:image-count="0" meta:object-count="0" meta:page-count="12" meta:paragraph-count="245" meta:word-count="2309" meta:character-count="16080" meta:non-whitespace-character-count="14067"/>
  </office:meta>
</office:document-meta>
</file>